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6.25cm" fo:min-width="4.8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svg:stroke-color="#000000" draw:fill-color="#00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svg:stroke-color="#000000" draw:fill-color="#ff00ff" draw:textarea-horizontal-align="justify" draw:textarea-vertical-align="middle" draw:auto-grow-height="false" fo:min-height="0.25cm" fo:min-width="0cm"/>
    </style:style>
    <style:style style:name="gr5" style:family="graphic" style:parent-style-name="standard">
      <style:graphic-properties svg:stroke-color="#000000" draw:fill-color="#7fff00" draw:textarea-horizontal-align="justify" draw:textarea-vertical-align="middle" draw:auto-grow-height="false" fo:min-height="0.25cm" fo:min-width="0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cm"/>
    </style:style>
    <style:style style:name="gr10" style:family="graphic" style:parent-style-name="objectwithoutfill">
      <style:graphic-properties svg:stroke-width="0.106cm" svg:stroke-color="#00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7.018cm"/>
    </style:style>
    <style:style style:name="gr1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2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249cm" fo:min-width="0.2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6cm" fo:min-width="0.2cm"/>
    </style:style>
    <style:style style:name="gr17" style:family="graphic" style:parent-style-name="standard">
      <style:graphic-properties draw:stroke="none" svg:stroke-color="#000000" draw:fill="none" draw:fill-color="#ffffff" fo:min-height="0.704cm"/>
    </style:style>
    <style:style style:name="gr18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00ffff"/>
      <style:paragraph-properties fo:text-align="center"/>
    </style:style>
    <style:style style:name="P4" style:family="paragraph">
      <loext:graphic-properties draw:fill-color="#ff00ff"/>
      <style:paragraph-properties fo:text-align="center"/>
    </style:style>
    <style:style style:name="P5" style:family="paragraph">
      <loext:graphic-properties draw:fill-color="#7fff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margin-top="0.1cm" fo:margin-bottom="0.1cm" fo:line-height="100%" fo:text-indent="0cm"/>
    </style:style>
    <style:style style:name="P11" style:family="paragraph">
      <style:paragraph-properties fo:margin-left="0.9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.9cm" fo:margin-right="0cm" fo:margin-top="0.1cm" fo:margin-bottom="0.1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WenQuanYi Zen Hei Sharp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WenQuanYi Zen Hei Sharp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WenQuanYi Zen Hei Sharp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WenQuanYi Zen Hei Sharp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WenQuanYi Zen Hei Sharp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cm" svg:height="6.5cm" svg:x="6cm" svg:y="0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2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2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2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2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2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2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2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2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cm" svg:y="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.6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2.6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2.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2.6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2.6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2.6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2.6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2.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2.6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.6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.6cm" svg:y="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2.6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.6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.6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.6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.6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.6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.6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2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3.2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3.2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3.2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3.2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3.2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3.2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3.2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3.2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2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2cm" svg:y="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3.2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3.2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3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3.2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2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2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3.2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2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8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3.8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3.8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3.8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3.8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3.8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8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8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8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8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8cm" svg:y="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3.8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3.8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3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3.8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8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8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3.8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8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4.4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4.4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4.4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4.4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4.4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4.4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4.4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4.4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4.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4.4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4.4cm" svg:y="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4.4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4.4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4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4.4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4.4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4.4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5cm" svg:height="0.5cm" svg:x="4.4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4.4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4.4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5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5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5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5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5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5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5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5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5cm" svg:y="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5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5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5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5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5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5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5cm" svg:height="0.5cm" svg:x="5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5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0.6cm" svg:y1="13.4cm" svg:x2="7.3cm" svg:y2="13.4cm">
          <text:p/>
        </draw:line>
        <draw:line draw:style-name="gr8" draw:text-style-name="P7" draw:layer="layout" svg:x1="0.5cm" svg:y1="14.3cm" svg:x2="7.4cm" svg:y2="14.3cm">
          <text:p text:style-name="P8"/>
          <text:p text:style-name="P9">Surface </text:p>
        </draw:line>
        <draw:custom-shape draw:style-name="gr9" draw:text-style-name="P1" draw:layer="layout" svg:width="0.5cm" svg:height="0.5cm" svg:x="2cm" svg:y="0.9cm">
          <text:p text:style-name="P8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5cm" svg:height="0.5cm" svg:x="2.6cm" svg:y="0.9cm">
          <text:p text:style-name="P8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.6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5cm" svg:height="0.5cm" svg:x="3.2cm" svg:y="0.9cm">
          <text:p text:style-name="P8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2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5cm" svg:height="0.5cm" svg:x="3.8cm" svg:y="0.9cm">
          <text:p text:style-name="P8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8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5cm" svg:height="0.5cm" svg:x="4.4cm" svg:y="0.9cm">
          <text:p text:style-name="P8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4.4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5cm" svg:height="0.5cm" svg:x="5cm" svg:y="0.9cm">
          <text:p text:style-name="P8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7" draw:layer="layout" svg:x1="2cm" svg:y1="4.5cm" svg:x2="2.5cm" svg:y2="4.5cm">
          <text:p/>
        </draw:line>
        <draw:line draw:style-name="gr10" draw:text-style-name="P7" draw:layer="layout" svg:x1="2.6cm" svg:y1="3.9cm" svg:x2="3.1cm" svg:y2="3.9cm">
          <text:p/>
        </draw:line>
        <draw:line draw:style-name="gr10" draw:text-style-name="P7" draw:layer="layout" svg:x1="3.2cm" svg:y1="3.9cm" svg:x2="3.7cm" svg:y2="3.9cm">
          <text:p/>
        </draw:line>
        <draw:line draw:style-name="gr10" draw:text-style-name="P7" draw:layer="layout" svg:x1="3.8cm" svg:y1="3.9cm" svg:x2="4.3cm" svg:y2="3.9cm">
          <text:p/>
        </draw:line>
        <draw:line draw:style-name="gr10" draw:text-style-name="P7" draw:layer="layout" svg:x1="4.4cm" svg:y1="3.9cm" svg:x2="4.9cm" svg:y2="3.9cm">
          <text:p/>
        </draw:line>
        <draw:line draw:style-name="gr10" draw:text-style-name="P7" draw:layer="layout" svg:x1="5cm" svg:y1="2.1cm" svg:x2="5.5cm" svg:y2="2.1cm">
          <text:p/>
        </draw:line>
        <draw:line draw:style-name="gr10" draw:text-style-name="P7" draw:layer="layout" svg:x1="2.574cm" svg:y1="4.513cm" svg:x2="2.574cm" svg:y2="3.913cm">
          <text:p/>
        </draw:line>
        <draw:line draw:style-name="gr10" draw:text-style-name="P7" draw:layer="layout" svg:x1="4.954cm" svg:y1="3.9cm" svg:x2="4.954cm" svg:y2="2.1cm">
          <text:p/>
        </draw:line>
        <draw:custom-shape draw:style-name="gr3" draw:text-style-name="P3" draw:layer="layout" svg:width="0.5cm" svg:height="0.5cm" svg:x="6.5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6.5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6.5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7" draw:layer="layout" svg:x1="6.5cm" svg:y1="5.6cm" svg:x2="7cm" svg:y2="5.6cm">
          <text:p/>
        </draw:line>
        <draw:line draw:style-name="gr11" draw:text-style-name="P7" draw:layer="layout" svg:x1="6.5cm" svg:y1="4.1cm" svg:x2="7cm" svg:y2="4.1cm">
          <text:p/>
        </draw:line>
        <draw:frame draw:style-name="gr12" draw:text-style-name="P14" draw:layer="layout" svg:width="5.5cm" svg:height="7.268cm" svg:x="6cm" svg:y="0.9cm">
          <draw:text-box>
            <text:p text:style-name="P10"><text:span text:style-name="T1">Input:</text:span></text:p>
            <text:p text:style-name="P11"><text:span text:style-name="T2">Z</text:span><text:span text:style-name="T3">e</text:span><text:span text:style-name="T2"> valid value</text:span></text:p>
            <text:p text:style-name="P11"><text:span text:style-name="T2">Z</text:span><text:span text:style-name="T3">e</text:span><text:span text:style-name="T2"> nan-value</text:span></text:p>
            <text:p text:style-name="P11"><text:span text:style-name="T4">Rain at surface</text:span></text:p>
            <text:p text:style-name="P11"><text:span text:style-name="T4">Cloud base height</text:span></text:p>
            <text:p text:style-name="P12"><text:span text:style-name="T5">Output:</text:span></text:p>
            <text:p text:style-name="P11"><text:span text:style-name="T4">Cloud top height</text:span></text:p>
            <text:p text:style-name="P11"><text:span text:style-name="T2">Detected cloud</text:span></text:p>
            <text:p text:style-name="P11"><text:span text:style-name="T2">Detected virga</text:span></text:p>
            <text:p text:style-name="P13"><text:span text:style-name="T2"/></text:p>
          </draw:text-box>
        </draw:frame>
        <draw:custom-shape draw:style-name="gr2" draw:text-style-name="P2" draw:layer="layout" svg:width="0.5cm" svg:height="0.5cm" svg:x="6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5cm" svg:height="0.5cm" svg:x="6.5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3" draw:text-style-name="P7" draw:layer="layout" svg:width="3.799cm" svg:height="1.245cm" draw:transform="rotate (0.533721685259866) translate (1.68268495831526cm 6.32001304675579cm)" svg:viewBox="0 0 3800 1246" svg:d="M0 292c137 48 295 37 418 124 144 103 271-62 366-152 126-119 322-82 479-56 178 31 358-16 506-100 131-76 286-147 432-83 121 54 234 122 348 191 116 69 259 74 362 167 99 90 212 157 328 226 127 74 188 176 302 270 115 95 188 234 259 367">
          <text:p/>
        </draw:path>
        <draw:custom-shape draw:style-name="gr14" draw:text-style-name="P1" draw:layer="layout" svg:width="0.7cm" svg:height="0.5cm" svg:x="1.2cm" svg:y="3.299cm">
          <text:p text:style-name="P8">1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7cm" svg:height="0.499cm" svg:x="1.2cm" svg:y="3.899cm">
          <text:p text:style-name="P8">1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cm" svg:height="0.5cm" svg:x="1.2cm" svg:y="4.498cm">
          <text:p text:style-name="P8">1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7cm" svg:height="0.499cm" svg:x="1.2cm" svg:y="5.098cm">
          <text:p text:style-name="P8">1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cm" svg:height="0.5cm" svg:x="1.2cm" svg:y="5.697cm">
          <text:p text:style-name="P8">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7cm" svg:height="0.499cm" svg:x="1.2cm" svg:y="6.297cm">
          <text:p text:style-name="P8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cm" svg:height="0.5cm" svg:x="1.2cm" svg:y="6.896cm">
          <text:p text:style-name="P8">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7cm" svg:height="0.499cm" svg:x="1.2cm" svg:y="7.496cm">
          <text:p text:style-name="P8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7cm" svg:height="0.499cm" svg:x="1.2cm" svg:y="8.095cm">
          <text:p text:style-name="P8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cm" svg:height="0.5cm" svg:x="1.2cm" svg:y="8.694cm">
          <text:p text:style-name="P8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7cm" svg:height="0.499cm" svg:x="1.2cm" svg:y="9.294cm">
          <text:p text:style-name="P8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cm" svg:height="0.5cm" svg:x="1.2cm" svg:y="9.893cm">
          <text:p text:style-name="P8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7cm" svg:height="0.499cm" svg:x="1.2cm" svg:y="10.493cm">
          <text:p text:style-name="P8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cm" svg:height="0.5cm" svg:x="1.2cm" svg:y="11.092cm">
          <text:p text:style-name="P8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7cm" svg:height="0.499cm" svg:x="1.2cm" svg:y="11.692cm">
          <text:p text:style-name="P8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cm" svg:height="0.5cm" svg:x="1.2cm" svg:y="12.291cm">
          <text:p text:style-name="P8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cm" svg:height="0.5cm" svg:x="1.2cm" svg:y="12.89cm">
          <text:p text:style-name="P8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7cm" svg:height="0.51cm" svg:x="1.2cm" svg:y="2.1cm">
          <text:p text:style-name="P8">1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cm" svg:height="0.5cm" svg:x="1.2cm" svg:y="2.7cm">
          <text:p text:style-name="P8">1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cm" svg:height="0.5cm" svg:x="1.2cm" svg:y="1.5cm">
          <text:p text:style-name="P8">2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5" draw:layer="layout" svg:width="3.6cm" svg:height="0.954cm" draw:transform="rotate (1.5707963267949) translate (0.123cm 8.577cm)">
          <draw:text-box>
            <text:p>range-gate</text:p>
          </draw:text-box>
        </draw:frame>
        <draw:frame draw:style-name="gr17" draw:text-style-name="P15" draw:layer="layout" svg:width="3.3cm" svg:height="0.954cm" svg:x="1.8cm" svg:y="0cm">
          <draw:text-box>
            <text:p>time <text:span text:style-name="T6">→</text:span></text:p>
          </draw:text-box>
        </draw:frame>
        <draw:line draw:style-name="gr18" draw:text-style-name="P7" draw:layer="layout" svg:x1="6.1cm" svg:y1="4.5cm" svg:x2="11.2cm" svg:y2="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7-20T11:49:53.884501089</meta:creation-date>
    <dc:date>2022-08-18T11:41:25.426635145</dc:date>
    <meta:editing-duration>PT15M31S</meta:editing-duration>
    <meta:editing-cycles>3</meta:editing-cycles>
    <meta:generator>LibreOffice/5.3.6.1$Linux_X86_64 LibreOffice_project/30$Build-1</meta:generator>
    <meta:document-statistic meta:object-count="171"/>
  </office:meta>
</office:document-meta>
</file>